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eee8aa"/>
    </style:style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1cm" fo:page-height="14.8cm" style:print-orientation="landscape"/>
    </style:page-layout>
    <style:style style:name="Mdp1" style:family="drawing-page">
      <style:drawing-page-properties draw:background-size="full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office:version="1.3">
  <office:meta>
    <meta:initial-creator>Regina Henschel</meta:initial-creator>
    <meta:creation-date>2020-07-11T16:40:30.969000000</meta:creation-date>
    <dc:date>2020-07-11T16:42:52.722000000</dc:date>
    <dc:creator>Regina Henschel</dc:creator>
    <meta:editing-duration>PT2M22S</meta:editing-duration>
    <meta:editing-cycles>2</meta:editing-cycles>
    <meta:generator>LO70RC1/7.0.0.1$Windows_X86_64 LibreOffice_project/04ba7e3f1e51af6c5d653e543a620e36719083fd</meta:generator>
    <meta:document-statistic meta:object-count="0"/>
  </office:meta>
</office:document-meta>
</file>